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Signals</text:p>
          </table:table-cell>
        </table:table-row>
        <table:table-row table:style-name="ro1">
          <table:table-cell office:value-type="string" calcext:value-type="string">
            <text:p>4/8/2013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office:value-type="float" office:value="-4.5274945576" calcext:value-type="float">
            <text:p>-4.5274945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office:value-type="float" office:value="-3.3877751758" calcext:value-type="float">
            <text:p>-3.387775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office:value-type="float" office:value="-2.5922724401" calcext:value-type="float">
            <text:p>-2.5922724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office:value-type="float" office:value="-2.2506132786" calcext:value-type="float">
            <text:p>-2.250613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-2.5520869496" calcext:value-type="float">
            <text:p>-2.5520869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office:value-type="float" office:value="-2.1922627235" calcext:value-type="float">
            <text:p>-2.1922627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-3.3354966688" calcext:value-type="float">
            <text:p>-3.3354966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-4.543439719" calcext:value-type="float">
            <text:p>-4.543439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-5.1292263566" calcext:value-type="float">
            <text:p>-5.129226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-4.6661803275" calcext:value-type="float">
            <text:p>-4.666180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office:value-type="float" office:value="-3.6027807827" calcext:value-type="float">
            <text:p>-3.6027807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-2.7294625871" calcext:value-type="float">
            <text:p>-2.7294625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-1.7857380712" calcext:value-type="float">
            <text:p>-1.785738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-0.4667615613" calcext:value-type="float">
            <text:p>-0.466761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1.280988966" calcext:value-type="float">
            <text:p>1.280988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3.1863545444" calcext:value-type="float">
            <text:p>3.1863545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.0527101541" calcext:value-type="float">
            <text:p>4.052710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.8334893978" calcext:value-type="float">
            <text:p>4.8334893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office:value-type="float" office:value="5.3957275301" calcext:value-type="float">
            <text:p>5.3957275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6.1793536733" calcext:value-type="float">
            <text:p>6.1793536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6.2309888148" calcext:value-type="float">
            <text:p>6.230988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6.2683194036" calcext:value-type="float">
            <text:p>6.2683194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5.498674095" calcext:value-type="float">
            <text:p>5.498674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.4597291768" calcext:value-type="float">
            <text:p>4.459729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3.6517554523" calcext:value-type="float">
            <text:p>3.6517554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2.2152887785" calcext:value-type="float">
            <text:p>2.215288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0.1915808139" calcext:value-type="float">
            <text:p>0.191580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-0.7709708033" calcext:value-type="float">
            <text:p>-0.77097080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-1.4661089652" calcext:value-type="float">
            <text:p>-1.466108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-1.2524995786" calcext:value-type="float">
            <text:p>-1.252499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-1.3034484609" calcext:value-type="float">
            <text:p>-1.3034484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-1.198040081" calcext:value-type="float">
            <text:p>-1.19804008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ulti_di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istogram 0</text:p>
          </table:table-cell>
          <table:table-cell office:value-type="string" calcext:value-type="string">
            <text:p>Histogram 1</text:p>
          </table:table-cell>
          <table:table-cell office:value-type="string" calcext:value-type="string">
            <text:p>Signals 0</text:p>
          </table:table-cell>
          <table:table-cell office:value-type="string" calcext:value-type="string">
            <text:p>Signals 1</text:p>
          </table:table-cell>
        </table:table-row>
        <table:table-row table:style-name="ro1">
          <table:table-cell table:style-name="ce1" office:value-type="string" calcext:value-type="string">
            <text:p>4/8/2013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9/2013</text:p>
          </table:table-cell>
          <table:table-cell office:value-type="float" office:value="-4.5274945576" calcext:value-type="float">
            <text:p>-4.5274945576</text:p>
          </table:table-cell>
          <table:table-cell office:value-type="float" office:value="-1" calcext:value-type="float">
            <text:p>-1</text:p>
          </table:table-cell>
          <table:table-cell table:formula="of:=IF(AND([.B3]&gt;0; [.B2]&lt;0); 1; IF(AND([.B3]&lt;0;[.B2]&gt;0); -1; 0))" office:value-type="float" office:value="0" calcext:value-type="float">
            <text:p>0</text:p>
          </table:table-cell>
          <table:table-cell table:style-name="ce2" table:formula="of:=IF(AND([.C3]&gt;0; [.C2]&lt;0); 1; IF(AND([.C3]&lt;0;[.C2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0/2013</text:p>
          </table:table-cell>
          <table:table-cell office:value-type="float" office:value="-3.3877751758" calcext:value-type="float">
            <text:p>-3.3877751758</text:p>
          </table:table-cell>
          <table:table-cell office:value-type="float" office:value="-0.5" calcext:value-type="float">
            <text:p>-0.5</text:p>
          </table:table-cell>
          <table:table-cell table:formula="of:=IF(AND([.B4]&gt;0; [.B3]&lt;0); 1; IF(AND([.B4]&lt;0;[.B3]&gt;0); -1; 0))" office:value-type="float" office:value="0" calcext:value-type="float">
            <text:p>0</text:p>
          </table:table-cell>
          <table:table-cell table:style-name="ce2" table:formula="of:=IF(AND([.C4]&gt;0; [.C3]&lt;0); 1; IF(AND([.C4]&lt;0;[.C3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1/2013</text:p>
          </table:table-cell>
          <table:table-cell office:value-type="float" office:value="-2.5922724401" calcext:value-type="float">
            <text:p>-2.5922724401</text:p>
          </table:table-cell>
          <table:table-cell office:value-type="float" office:value="0.2" calcext:value-type="float">
            <text:p>0.2</text:p>
          </table:table-cell>
          <table:table-cell table:formula="of:=IF(AND([.B5]&gt;0; [.B4]&lt;0); 1; IF(AND([.B5]&lt;0;[.B4]&gt;0); -1; 0))" office:value-type="float" office:value="0" calcext:value-type="float">
            <text:p>0</text:p>
          </table:table-cell>
          <table:table-cell table:style-name="ce2" table:formula="of:=IF(AND([.C5]&gt;0; [.C4]&lt;0); 1; IF(AND([.C5]&lt;0;[.C4]&gt;0); -1; 0)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/12/2013</text:p>
          </table:table-cell>
          <table:table-cell office:value-type="float" office:value="-2.2506132786" calcext:value-type="float">
            <text:p>-2.2506132786</text:p>
          </table:table-cell>
          <table:table-cell office:value-type="float" office:value="0.3" calcext:value-type="float">
            <text:p>0.3</text:p>
          </table:table-cell>
          <table:table-cell table:formula="of:=IF(AND([.B6]&gt;0; [.B5]&lt;0); 1; IF(AND([.B6]&lt;0;[.B5]&gt;0); -1; 0))" office:value-type="float" office:value="0" calcext:value-type="float">
            <text:p>0</text:p>
          </table:table-cell>
          <table:table-cell table:style-name="ce2" table:formula="of:=IF(AND([.C6]&gt;0; [.C5]&lt;0); 1; IF(AND([.C6]&lt;0;[.C5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5/2013</text:p>
          </table:table-cell>
          <table:table-cell office:value-type="float" office:value="-2.5520869496" calcext:value-type="float">
            <text:p>-2.5520869496</text:p>
          </table:table-cell>
          <table:table-cell office:value-type="float" office:value="0.6" calcext:value-type="float">
            <text:p>0.6</text:p>
          </table:table-cell>
          <table:table-cell table:formula="of:=IF(AND([.B7]&gt;0; [.B6]&lt;0); 1; IF(AND([.B7]&lt;0;[.B6]&gt;0); -1; 0))" office:value-type="float" office:value="0" calcext:value-type="float">
            <text:p>0</text:p>
          </table:table-cell>
          <table:table-cell table:style-name="ce2" table:formula="of:=IF(AND([.C7]&gt;0; [.C6]&lt;0); 1; IF(AND([.C7]&lt;0;[.C6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6/2013</text:p>
          </table:table-cell>
          <table:table-cell office:value-type="float" office:value="-2.1922627235" calcext:value-type="float">
            <text:p>-2.1922627235</text:p>
          </table:table-cell>
          <table:table-cell office:value-type="float" office:value="0.2" calcext:value-type="float">
            <text:p>0.2</text:p>
          </table:table-cell>
          <table:table-cell table:formula="of:=IF(AND([.B8]&gt;0; [.B7]&lt;0); 1; IF(AND([.B8]&lt;0;[.B7]&gt;0); -1; 0))" office:value-type="float" office:value="0" calcext:value-type="float">
            <text:p>0</text:p>
          </table:table-cell>
          <table:table-cell table:style-name="ce2" table:formula="of:=IF(AND([.C8]&gt;0; [.C7]&lt;0); 1; IF(AND([.C8]&lt;0;[.C7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7/2013</text:p>
          </table:table-cell>
          <table:table-cell office:value-type="float" office:value="-3.3354966688" calcext:value-type="float">
            <text:p>-3.3354966688</text:p>
          </table:table-cell>
          <table:table-cell office:value-type="float" office:value="0.15" calcext:value-type="float">
            <text:p>0.15</text:p>
          </table:table-cell>
          <table:table-cell table:formula="of:=IF(AND([.B9]&gt;0; [.B8]&lt;0); 1; IF(AND([.B9]&lt;0;[.B8]&gt;0); -1; 0))" office:value-type="float" office:value="0" calcext:value-type="float">
            <text:p>0</text:p>
          </table:table-cell>
          <table:table-cell table:style-name="ce2" table:formula="of:=IF(AND([.C9]&gt;0; [.C8]&lt;0); 1; IF(AND([.C9]&lt;0;[.C8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8/2013</text:p>
          </table:table-cell>
          <table:table-cell office:value-type="float" office:value="-4.543439719" calcext:value-type="float">
            <text:p>-4.543439719</text:p>
          </table:table-cell>
          <table:table-cell office:value-type="float" office:value="0.03" calcext:value-type="float">
            <text:p>0.03</text:p>
          </table:table-cell>
          <table:table-cell table:formula="of:=IF(AND([.B10]&gt;0; [.B9]&lt;0); 1; IF(AND([.B10]&lt;0;[.B9]&gt;0); -1; 0))" office:value-type="float" office:value="0" calcext:value-type="float">
            <text:p>0</text:p>
          </table:table-cell>
          <table:table-cell table:style-name="ce2" table:formula="of:=IF(AND([.C10]&gt;0; [.C9]&lt;0); 1; IF(AND([.C10]&lt;0;[.C9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19/2013</text:p>
          </table:table-cell>
          <table:table-cell office:value-type="float" office:value="-5.1292263566" calcext:value-type="float">
            <text:p>-5.1292263566</text:p>
          </table:table-cell>
          <table:table-cell office:value-type="float" office:value="-0.05" calcext:value-type="float">
            <text:p>-0.05</text:p>
          </table:table-cell>
          <table:table-cell table:formula="of:=IF(AND([.B11]&gt;0; [.B10]&lt;0); 1; IF(AND([.B11]&lt;0;[.B10]&gt;0); -1; 0))" office:value-type="float" office:value="0" calcext:value-type="float">
            <text:p>0</text:p>
          </table:table-cell>
          <table:table-cell table:style-name="ce2" table:formula="of:=IF(AND([.C11]&gt;0; [.C10]&lt;0); 1; IF(AND([.C11]&lt;0;[.C10]&gt;0); -1; 0))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4/22/2013</text:p>
          </table:table-cell>
          <table:table-cell office:value-type="float" office:value="-4.6661803275" calcext:value-type="float">
            <text:p>-4.6661803275</text:p>
          </table:table-cell>
          <table:table-cell office:value-type="float" office:value="-0.1" calcext:value-type="float">
            <text:p>-0.1</text:p>
          </table:table-cell>
          <table:table-cell table:formula="of:=IF(AND([.B12]&gt;0; [.B11]&lt;0); 1; IF(AND([.B12]&lt;0;[.B11]&gt;0); -1; 0))" office:value-type="float" office:value="0" calcext:value-type="float">
            <text:p>0</text:p>
          </table:table-cell>
          <table:table-cell table:style-name="ce2" table:formula="of:=IF(AND([.C12]&gt;0; [.C11]&lt;0); 1; IF(AND([.C12]&lt;0;[.C11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23/2013</text:p>
          </table:table-cell>
          <table:table-cell office:value-type="float" office:value="-3.6027807827" calcext:value-type="float">
            <text:p>-3.6027807827</text:p>
          </table:table-cell>
          <table:table-cell office:value-type="float" office:value="-0.2" calcext:value-type="float">
            <text:p>-0.2</text:p>
          </table:table-cell>
          <table:table-cell table:formula="of:=IF(AND([.B13]&gt;0; [.B12]&lt;0); 1; IF(AND([.B13]&lt;0;[.B12]&gt;0); -1; 0))" office:value-type="float" office:value="0" calcext:value-type="float">
            <text:p>0</text:p>
          </table:table-cell>
          <table:table-cell table:style-name="ce2" table:formula="of:=IF(AND([.C13]&gt;0; [.C12]&lt;0); 1; IF(AND([.C13]&lt;0;[.C12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24/2013</text:p>
          </table:table-cell>
          <table:table-cell office:value-type="float" office:value="-2.7294625871" calcext:value-type="float">
            <text:p>-2.7294625871</text:p>
          </table:table-cell>
          <table:table-cell office:value-type="float" office:value="-0.5" calcext:value-type="float">
            <text:p>-0.5</text:p>
          </table:table-cell>
          <table:table-cell table:formula="of:=IF(AND([.B14]&gt;0; [.B13]&lt;0); 1; IF(AND([.B14]&lt;0;[.B13]&gt;0); -1; 0))" office:value-type="float" office:value="0" calcext:value-type="float">
            <text:p>0</text:p>
          </table:table-cell>
          <table:table-cell table:style-name="ce2" table:formula="of:=IF(AND([.C14]&gt;0; [.C13]&lt;0); 1; IF(AND([.C14]&lt;0;[.C13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25/2013</text:p>
          </table:table-cell>
          <table:table-cell office:value-type="float" office:value="-1.7857380712" calcext:value-type="float">
            <text:p>-1.7857380712</text:p>
          </table:table-cell>
          <table:table-cell office:value-type="float" office:value="-0.4" calcext:value-type="float">
            <text:p>-0.4</text:p>
          </table:table-cell>
          <table:table-cell table:formula="of:=IF(AND([.B15]&gt;0; [.B14]&lt;0); 1; IF(AND([.B15]&lt;0;[.B14]&gt;0); -1; 0))" office:value-type="float" office:value="0" calcext:value-type="float">
            <text:p>0</text:p>
          </table:table-cell>
          <table:table-cell table:style-name="ce2" table:formula="of:=IF(AND([.C15]&gt;0; [.C14]&lt;0); 1; IF(AND([.C15]&lt;0;[.C14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26/2013</text:p>
          </table:table-cell>
          <table:table-cell office:value-type="float" office:value="-0.4667615613" calcext:value-type="float">
            <text:p>-0.4667615613</text:p>
          </table:table-cell>
          <table:table-cell office:value-type="float" office:value="-0.1" calcext:value-type="float">
            <text:p>-0.1</text:p>
          </table:table-cell>
          <table:table-cell table:formula="of:=IF(AND([.B16]&gt;0; [.B15]&lt;0); 1; IF(AND([.B16]&lt;0;[.B15]&gt;0); -1; 0))" office:value-type="float" office:value="0" calcext:value-type="float">
            <text:p>0</text:p>
          </table:table-cell>
          <table:table-cell table:style-name="ce2" table:formula="of:=IF(AND([.C16]&gt;0; [.C15]&lt;0); 1; IF(AND([.C16]&lt;0;[.C15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/29/2013</text:p>
          </table:table-cell>
          <table:table-cell office:value-type="float" office:value="1.280988966" calcext:value-type="float">
            <text:p>1.280988966</text:p>
          </table:table-cell>
          <table:table-cell office:value-type="float" office:value="0.1" calcext:value-type="float">
            <text:p>0.1</text:p>
          </table:table-cell>
          <table:table-cell table:formula="of:=IF(AND([.B17]&gt;0; [.B16]&lt;0); 1; IF(AND([.B17]&lt;0;[.B16]&gt;0); -1; 0))" office:value-type="float" office:value="1" calcext:value-type="float">
            <text:p>1</text:p>
          </table:table-cell>
          <table:table-cell table:style-name="ce2" table:formula="of:=IF(AND([.C17]&gt;0; [.C16]&lt;0); 1; IF(AND([.C17]&lt;0;[.C16]&gt;0); -1; 0)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/30/2013</text:p>
          </table:table-cell>
          <table:table-cell office:value-type="float" office:value="3.1863545444" calcext:value-type="float">
            <text:p>3.1863545444</text:p>
          </table:table-cell>
          <table:table-cell office:value-type="float" office:value="0.2" calcext:value-type="float">
            <text:p>0.2</text:p>
          </table:table-cell>
          <table:table-cell table:formula="of:=IF(AND([.B18]&gt;0; [.B17]&lt;0); 1; IF(AND([.B18]&lt;0;[.B17]&gt;0); -1; 0))" office:value-type="float" office:value="0" calcext:value-type="float">
            <text:p>0</text:p>
          </table:table-cell>
          <table:table-cell table:style-name="ce2" table:formula="of:=IF(AND([.C18]&gt;0; [.C17]&lt;0); 1; IF(AND([.C18]&lt;0;[.C17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1/2013</text:p>
          </table:table-cell>
          <table:table-cell office:value-type="float" office:value="4.0527101541" calcext:value-type="float">
            <text:p>4.0527101541</text:p>
          </table:table-cell>
          <table:table-cell office:value-type="float" office:value="0.3" calcext:value-type="float">
            <text:p>0.3</text:p>
          </table:table-cell>
          <table:table-cell table:formula="of:=IF(AND([.B19]&gt;0; [.B18]&lt;0); 1; IF(AND([.B19]&lt;0;[.B18]&gt;0); -1; 0))" office:value-type="float" office:value="0" calcext:value-type="float">
            <text:p>0</text:p>
          </table:table-cell>
          <table:table-cell table:style-name="ce2" table:formula="of:=IF(AND([.C19]&gt;0; [.C18]&lt;0); 1; IF(AND([.C19]&lt;0;[.C18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2/2013</text:p>
          </table:table-cell>
          <table:table-cell office:value-type="float" office:value="4.8334893978" calcext:value-type="float">
            <text:p>4.8334893978</text:p>
          </table:table-cell>
          <table:table-cell office:value-type="float" office:value="0.4" calcext:value-type="float">
            <text:p>0.4</text:p>
          </table:table-cell>
          <table:table-cell table:formula="of:=IF(AND([.B20]&gt;0; [.B19]&lt;0); 1; IF(AND([.B20]&lt;0;[.B19]&gt;0); -1; 0))" office:value-type="float" office:value="0" calcext:value-type="float">
            <text:p>0</text:p>
          </table:table-cell>
          <table:table-cell table:style-name="ce2" table:formula="of:=IF(AND([.C20]&gt;0; [.C19]&lt;0); 1; IF(AND([.C20]&lt;0;[.C19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3/2013</text:p>
          </table:table-cell>
          <table:table-cell office:value-type="float" office:value="5.3957275301" calcext:value-type="float">
            <text:p>5.3957275301</text:p>
          </table:table-cell>
          <table:table-cell office:value-type="float" office:value="0.6" calcext:value-type="float">
            <text:p>0.6</text:p>
          </table:table-cell>
          <table:table-cell table:formula="of:=IF(AND([.B21]&gt;0; [.B20]&lt;0); 1; IF(AND([.B21]&lt;0;[.B20]&gt;0); -1; 0))" office:value-type="float" office:value="0" calcext:value-type="float">
            <text:p>0</text:p>
          </table:table-cell>
          <table:table-cell table:style-name="ce2" table:formula="of:=IF(AND([.C21]&gt;0; [.C20]&lt;0); 1; IF(AND([.C21]&lt;0;[.C20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6/2013</text:p>
          </table:table-cell>
          <table:table-cell office:value-type="float" office:value="6.1793536733" calcext:value-type="float">
            <text:p>6.1793536733</text:p>
          </table:table-cell>
          <table:table-cell office:value-type="float" office:value="0.8" calcext:value-type="float">
            <text:p>0.8</text:p>
          </table:table-cell>
          <table:table-cell table:formula="of:=IF(AND([.B22]&gt;0; [.B21]&lt;0); 1; IF(AND([.B22]&lt;0;[.B21]&gt;0); -1; 0))" office:value-type="float" office:value="0" calcext:value-type="float">
            <text:p>0</text:p>
          </table:table-cell>
          <table:table-cell table:style-name="ce2" table:formula="of:=IF(AND([.C22]&gt;0; [.C21]&lt;0); 1; IF(AND([.C22]&lt;0;[.C21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7/2013</text:p>
          </table:table-cell>
          <table:table-cell office:value-type="float" office:value="6.2309888148" calcext:value-type="float">
            <text:p>6.2309888148</text:p>
          </table:table-cell>
          <table:table-cell office:value-type="float" office:value="0.2" calcext:value-type="float">
            <text:p>0.2</text:p>
          </table:table-cell>
          <table:table-cell table:formula="of:=IF(AND([.B23]&gt;0; [.B22]&lt;0); 1; IF(AND([.B23]&lt;0;[.B22]&gt;0); -1; 0))" office:value-type="float" office:value="0" calcext:value-type="float">
            <text:p>0</text:p>
          </table:table-cell>
          <table:table-cell table:style-name="ce2" table:formula="of:=IF(AND([.C23]&gt;0; [.C22]&lt;0); 1; IF(AND([.C23]&lt;0;[.C22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8/2013</text:p>
          </table:table-cell>
          <table:table-cell office:value-type="float" office:value="6.2683194036" calcext:value-type="float">
            <text:p>6.2683194036</text:p>
          </table:table-cell>
          <table:table-cell office:value-type="float" office:value="0.05" calcext:value-type="float">
            <text:p>0.05</text:p>
          </table:table-cell>
          <table:table-cell table:formula="of:=IF(AND([.B24]&gt;0; [.B23]&lt;0); 1; IF(AND([.B24]&lt;0;[.B23]&gt;0); -1; 0))" office:value-type="float" office:value="0" calcext:value-type="float">
            <text:p>0</text:p>
          </table:table-cell>
          <table:table-cell table:style-name="ce2" table:formula="of:=IF(AND([.C24]&gt;0; [.C23]&lt;0); 1; IF(AND([.C24]&lt;0;[.C23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9/2013</text:p>
          </table:table-cell>
          <table:table-cell office:value-type="float" office:value="5.498674095" calcext:value-type="float">
            <text:p>5.498674095</text:p>
          </table:table-cell>
          <table:table-cell office:value-type="float" office:value="-0.1" calcext:value-type="float">
            <text:p>-0.1</text:p>
          </table:table-cell>
          <table:table-cell table:formula="of:=IF(AND([.B25]&gt;0; [.B24]&lt;0); 1; IF(AND([.B25]&lt;0;[.B24]&gt;0); -1; 0))" office:value-type="float" office:value="0" calcext:value-type="float">
            <text:p>0</text:p>
          </table:table-cell>
          <table:table-cell table:style-name="ce2" table:formula="of:=IF(AND([.C25]&gt;0; [.C24]&lt;0); 1; IF(AND([.C25]&lt;0;[.C24]&gt;0); -1; 0))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5/10/2013</text:p>
          </table:table-cell>
          <table:table-cell office:value-type="float" office:value="4.4597291768" calcext:value-type="float">
            <text:p>4.4597291768</text:p>
          </table:table-cell>
          <table:table-cell office:value-type="float" office:value="-0.4" calcext:value-type="float">
            <text:p>-0.4</text:p>
          </table:table-cell>
          <table:table-cell table:formula="of:=IF(AND([.B26]&gt;0; [.B25]&lt;0); 1; IF(AND([.B26]&lt;0;[.B25]&gt;0); -1; 0))" office:value-type="float" office:value="0" calcext:value-type="float">
            <text:p>0</text:p>
          </table:table-cell>
          <table:table-cell table:style-name="ce2" table:formula="of:=IF(AND([.C26]&gt;0; [.C25]&lt;0); 1; IF(AND([.C26]&lt;0;[.C25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13/2013</text:p>
          </table:table-cell>
          <table:table-cell office:value-type="float" office:value="3.6517554523" calcext:value-type="float">
            <text:p>3.6517554523</text:p>
          </table:table-cell>
          <table:table-cell office:value-type="float" office:value="-0.3" calcext:value-type="float">
            <text:p>-0.3</text:p>
          </table:table-cell>
          <table:table-cell table:formula="of:=IF(AND([.B27]&gt;0; [.B26]&lt;0); 1; IF(AND([.B27]&lt;0;[.B26]&gt;0); -1; 0))" office:value-type="float" office:value="0" calcext:value-type="float">
            <text:p>0</text:p>
          </table:table-cell>
          <table:table-cell table:style-name="ce2" table:formula="of:=IF(AND([.C27]&gt;0; [.C26]&lt;0); 1; IF(AND([.C27]&lt;0;[.C26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14/2013</text:p>
          </table:table-cell>
          <table:table-cell office:value-type="float" office:value="2.2152887785" calcext:value-type="float">
            <text:p>2.2152887785</text:p>
          </table:table-cell>
          <table:table-cell office:value-type="float" office:value="-0.2" calcext:value-type="float">
            <text:p>-0.2</text:p>
          </table:table-cell>
          <table:table-cell table:formula="of:=IF(AND([.B28]&gt;0; [.B27]&lt;0); 1; IF(AND([.B28]&lt;0;[.B27]&gt;0); -1; 0))" office:value-type="float" office:value="0" calcext:value-type="float">
            <text:p>0</text:p>
          </table:table-cell>
          <table:table-cell table:style-name="ce2" table:formula="of:=IF(AND([.C28]&gt;0; [.C27]&lt;0); 1; IF(AND([.C28]&lt;0;[.C27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15/2013</text:p>
          </table:table-cell>
          <table:table-cell office:value-type="float" office:value="0.1915808139" calcext:value-type="float">
            <text:p>0.1915808139</text:p>
          </table:table-cell>
          <table:table-cell office:value-type="float" office:value="-0.1" calcext:value-type="float">
            <text:p>-0.1</text:p>
          </table:table-cell>
          <table:table-cell table:formula="of:=IF(AND([.B29]&gt;0; [.B28]&lt;0); 1; IF(AND([.B29]&lt;0;[.B28]&gt;0); -1; 0))" office:value-type="float" office:value="0" calcext:value-type="float">
            <text:p>0</text:p>
          </table:table-cell>
          <table:table-cell table:style-name="ce2" table:formula="of:=IF(AND([.C29]&gt;0; [.C28]&lt;0); 1; IF(AND([.C29]&lt;0;[.C28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16/2013</text:p>
          </table:table-cell>
          <table:table-cell office:value-type="float" office:value="-0.7709708033" calcext:value-type="float">
            <text:p>-0.7709708033</text:p>
          </table:table-cell>
          <table:table-cell office:value-type="float" office:value="0.1" calcext:value-type="float">
            <text:p>0.1</text:p>
          </table:table-cell>
          <table:table-cell table:formula="of:=IF(AND([.B30]&gt;0; [.B29]&lt;0); 1; IF(AND([.B30]&lt;0;[.B29]&gt;0); -1; 0))" office:value-type="float" office:value="-1" calcext:value-type="float">
            <text:p>-1</text:p>
          </table:table-cell>
          <table:table-cell table:style-name="ce2" table:formula="of:=IF(AND([.C30]&gt;0; [.C29]&lt;0); 1; IF(AND([.C30]&lt;0;[.C29]&gt;0); -1; 0)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/17/2013</text:p>
          </table:table-cell>
          <table:table-cell office:value-type="float" office:value="-1.4661089652" calcext:value-type="float">
            <text:p>-1.4661089652</text:p>
          </table:table-cell>
          <table:table-cell office:value-type="float" office:value="0.2" calcext:value-type="float">
            <text:p>0.2</text:p>
          </table:table-cell>
          <table:table-cell table:formula="of:=IF(AND([.B31]&gt;0; [.B30]&lt;0); 1; IF(AND([.B31]&lt;0;[.B30]&gt;0); -1; 0))" office:value-type="float" office:value="0" calcext:value-type="float">
            <text:p>0</text:p>
          </table:table-cell>
          <table:table-cell table:style-name="ce2" table:formula="of:=IF(AND([.C31]&gt;0; [.C30]&lt;0); 1; IF(AND([.C31]&lt;0;[.C30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20/2013</text:p>
          </table:table-cell>
          <table:table-cell office:value-type="float" office:value="-1.2524995786" calcext:value-type="float">
            <text:p>-1.2524995786</text:p>
          </table:table-cell>
          <table:table-cell office:value-type="float" office:value="0.3" calcext:value-type="float">
            <text:p>0.3</text:p>
          </table:table-cell>
          <table:table-cell table:formula="of:=IF(AND([.B32]&gt;0; [.B31]&lt;0); 1; IF(AND([.B32]&lt;0;[.B31]&gt;0); -1; 0))" office:value-type="float" office:value="0" calcext:value-type="float">
            <text:p>0</text:p>
          </table:table-cell>
          <table:table-cell table:style-name="ce2" table:formula="of:=IF(AND([.C32]&gt;0; [.C31]&lt;0); 1; IF(AND([.C32]&lt;0;[.C31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21/2013</text:p>
          </table:table-cell>
          <table:table-cell office:value-type="float" office:value="-1.3034484609" calcext:value-type="float">
            <text:p>-1.3034484609</text:p>
          </table:table-cell>
          <table:table-cell office:value-type="float" office:value="0.4" calcext:value-type="float">
            <text:p>0.4</text:p>
          </table:table-cell>
          <table:table-cell table:formula="of:=IF(AND([.B33]&gt;0; [.B32]&lt;0); 1; IF(AND([.B33]&lt;0;[.B32]&gt;0); -1; 0))" office:value-type="float" office:value="0" calcext:value-type="float">
            <text:p>0</text:p>
          </table:table-cell>
          <table:table-cell table:style-name="ce2" table:formula="of:=IF(AND([.C33]&gt;0; [.C32]&lt;0); 1; IF(AND([.C33]&lt;0;[.C32]&gt;0); -1; 0)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/22/2013</text:p>
          </table:table-cell>
          <table:table-cell office:value-type="float" office:value="-1.198040081" calcext:value-type="float">
            <text:p>-1.198040081</text:p>
          </table:table-cell>
          <table:table-cell office:value-type="float" office:value="0.5" calcext:value-type="float">
            <text:p>0.5</text:p>
          </table:table-cell>
          <table:table-cell table:formula="of:=IF(AND([.B34]&gt;0; [.B33]&lt;0); 1; IF(AND([.B34]&lt;0;[.B33]&gt;0); -1; 0))" office:value-type="float" office:value="0" calcext:value-type="float">
            <text:p>0</text:p>
          </table:table-cell>
          <table:table-cell table:style-name="ce2" table:formula="of:=IF(AND([.C34]&gt;0; [.C33]&lt;0); 1; IF(AND([.C34]&lt;0;[.C33]&gt;0); -1; 0)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5:12:59.470051049</dc:date>
    <meta:editing-duration>PT24M50S</meta:editing-duration>
    <meta:editing-cycles>3</meta:editing-cycles>
    <meta:generator>LibreOffice/5.1.6.2$Linux_X86_64 LibreOffice_project/10m0$Build-2</meta:generator>
    <meta:document-statistic meta:table-count="2" meta:cell-count="272" meta:object-count="0"/>
  </office:meta>
</office:document-meta>
</file>